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01699" officeooo:paragraph-rsid="00001699"/>
    </style:style>
    <style:style style:name="P2" style:family="paragraph" style:parent-style-name="Standard" style:list-style-name="L1">
      <style:text-properties officeooo:rsid="00001699" officeooo:paragraph-rsid="00001699"/>
    </style:style>
    <style:style style:name="P3" style:family="paragraph" style:parent-style-name="Standard" style:list-style-name="L1">
      <style:text-properties officeooo:rsid="00005cb2" officeooo:paragraph-rsid="00005cb2"/>
    </style:style>
    <style:style style:name="P4" style:family="paragraph" style:parent-style-name="Standard" style:list-style-name="L1">
      <style:text-properties officeooo:rsid="0000daeb" officeooo:paragraph-rsid="0000daeb"/>
    </style:style>
    <style:style style:name="P5" style:family="paragraph" style:parent-style-name="Standard" style:list-style-name="L1">
      <style:text-properties fo:font-style="normal" officeooo:rsid="0000daeb" officeooo:paragraph-rsid="0000daeb" style:font-style-asian="normal" style:font-style-complex="normal"/>
    </style:style>
    <style:style style:name="P6" style:family="paragraph" style:parent-style-name="Standard" style:list-style-name="L1">
      <style:text-properties fo:font-style="normal" officeooo:rsid="000131ed" officeooo:paragraph-rsid="000131ed" style:font-style-asian="normal" style:font-style-complex="normal"/>
    </style:style>
    <style:style style:name="P7" style:family="paragraph" style:parent-style-name="Standard" style:list-style-name="L1">
      <style:text-properties fo:font-style="normal" officeooo:rsid="0003c7b7" officeooo:paragraph-rsid="0003c7b7" style:font-style-asian="normal" style:font-style-complex="normal"/>
    </style:style>
    <style:style style:name="P8" style:family="paragraph" style:parent-style-name="Standard" style:list-style-name="L1">
      <style:text-properties officeooo:rsid="000131ed" officeooo:paragraph-rsid="000131ed"/>
    </style:style>
    <style:style style:name="P9" style:family="paragraph" style:parent-style-name="Standard" style:list-style-name="L1">
      <style:text-properties officeooo:rsid="00044086" officeooo:paragraph-rsid="00044086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uary 29<text:span text:style-name="T1">th</text:span>, 2023</text:p>
      <text:p text:style-name="P1">Kitkat Dambeck</text:p>
      <text:p text:style-name="P1">4D Fundemenals</text:p>
      <text:p text:style-name="P1">Home Reflections</text:p>
      <text:p text:style-name="P1"/>
      <text:list xml:id="list1298101520" text:style-name="L1">
        <text:list-item>
          <text:p text:style-name="P2">Think of ideas about home, what does home mean? </text:p>
          <text:list>
            <text:list-item>
              <text:p text:style-name="P2">A dwelling. </text:p>
            </text:list-item>
            <text:list-item>
              <text:p text:style-name="P2">Safe personal location.</text:p>
            </text:list-item>
            <text:list-item>
              <text:p text:style-name="P2">Trusted people.</text:p>
            </text:list-item>
            <text:list-item>
              <text:p text:style-name="P2">A level of control or dominion over the space.</text:p>
            </text:list-item>
            <text:list-item>
              <text:p text:style-name="P9">The physical location inhabited by the spirit of home.</text:p>
            </text:list-item>
          </text:list>
        </text:list-item>
        <text:list-item>
          <text:p text:style-name="P2">What are our perceptions of a singular idea of place?</text:p>
          <text:list>
            <text:list-item>
              <text:p text:style-name="P9">Home is a kind of archetype of place.</text:p>
            </text:list-item>
            <text:list-item>
              <text:p text:style-name="P9">Home can move and change. </text:p>
            </text:list-item>
            <text:list-item>
              <text:p text:style-name="P9">Almost like a spirit which in habits a place.</text:p>
            </text:list-item>
            <text:list-item>
              <text:p text:style-name="P9">The phrasing of this question reminds me of the Naples arrangement. </text:p>
            </text:list-item>
          </text:list>
        </text:list-item>
        <text:list-item>
          <text:p text:style-name="P3">Home. Amilia Caputo.</text:p>
          <text:list>
            <text:list-item>
              <text:p text:style-name="P3">Home So Different So Appealing </text:p>
              <text:list>
                <text:list-item>
                  <text:p text:style-name="P3">Is a show presented at LACMA </text:p>
                </text:list-item>
                <text:list-item>
                  <text:p text:style-name="P3">Features Latin American artists.</text:p>
                </text:list-item>
                <text:list-item>
                  <text:p text:style-name="P3">One of many shows with this aim.</text:p>
                </text:list-item>
                <text:list-item>
                  <text:p text:style-name="P4">About 100 works of art from 1950 to present. </text:p>
                </text:list-item>
                <text:list-item>
                  <text:p text:style-name="P4">About home; lots of variations on what home is.</text:p>
                  <text:list>
                    <text:list-item>
                      <text:p text:style-name="P4">Omg like its so out there man. Is like art is a communication across time man. Its crazy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Exhibitions.</text:p>
          <text:list>
            <text:list-item>
              <text:p text:style-name="P4">A quote from Richard Hamilton.</text:p>
              <text:list>
                <text:list-item>
                  <text:p text:style-name="P4">Written on the wall in coca leaves. </text:p>
                </text:list-item>
                <text:list-item>
                  <text:p text:style-name="P4">"Just what is it that makes today's homes so different, so appealing?"</text:p>
                </text:list-item>
              </text:list>
            </text:list-item>
            <text:list-item>
              <text:p text:style-name="P4">Danial Joseph Martinez’s <text:span text:style-name="T2">the west bank is missing: I am not dead, am I? </text:span><text:span text:style-name="T3">(2008).</text:span></text:p>
              <text:list>
                <text:list-item>
                  <text:p text:style-name="P5">Two octagonal wheels which ar like maps some how. </text:p>
                </text:list-item>
                <text:list-item>
                  <text:p text:style-name="P5">Some sort of commentary on prefab houses.</text:p>
                </text:list-item>
              </text:list>
            </text:list-item>
            <text:list-item>
              <text:p text:style-name="P8"><text:span text:style-name="T3">Martinez’s </text:span><text:span text:style-name="T2">The House America Built </text:span><text:span text:style-name="T3">(2004-2017).</text:span></text:p>
              <text:list>
                <text:list-item>
                  <text:p text:style-name="P6">Model of Ted Kaczynski’s hut except yellow and splitting in half. </text:p>
                </text:list-item>
                <text:list-item>
                  <text:p text:style-name="P6">Yellow and other pastels based off Martha Stewart’s Spring season pallet. </text:p>
                </text:list-item>
                <text:list-item>
                  <text:p text:style-name="P6">Opposes the ideas of Kaczynski and Stewart.</text:p>
                </text:list-item>
              </text:list>
            </text:list-item>
            <text:list-item>
              <text:p text:style-name="P7">Raphael Montañez Ortiz’s sculptures made from recovered ‘60s furniture. </text:p>
            </text:list-item>
            <text:list-item>
              <text:p text:style-name="P7">Different things from homes.</text:p>
            </text:list-item>
            <text:list-item>
              <text:p text:style-name="P7">Different ways of drawing homes.</text:p>
            </text:list-item>
            <text:list-item>
              <text:p text:style-name="P7">How does mass production make homes?</text:p>
            </text:list-item>
            <text:list-item>
              <text:p text:style-name="P6">What is the critical and political aspects of home?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21:40:35.107050541</meta:creation-date>
    <meta:editing-duration>PT8M22S</meta:editing-duration>
    <meta:editing-cycles>4</meta:editing-cycles>
    <meta:generator>LibreOffice/7.3.7.2$Linux_X86_64 LibreOffice_project/30$Build-2</meta:generator>
    <dc:date>2023-01-29T21:59:07.087592970</dc:date>
    <meta:document-statistic meta:table-count="0" meta:image-count="0" meta:object-count="0" meta:page-count="1" meta:paragraph-count="39" meta:word-count="306" meta:character-count="1651" meta:non-whitespace-character-count="1407"/>
  </office:meta>
</office:document-meta>
</file>